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ce1"/>
        <table:table-column table:style-name="co2" table:number-columns-repeated="7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12939453125" calcext:value-type="float">
            <text:p>0.129394531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-1" calcext:value-type="float">
            <text:p>-1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01220703125" calcext:value-type="float">
            <text:p>0.012207031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-1" calcext:value-type="float">
            <text:p>-1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0927734375" calcext:value-type="float">
            <text:p>0.009277343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-1" calcext:value-type="float">
            <text:p>-1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2099609375" calcext:value-type="float">
            <text:p>0.0209960937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3" office:value-type="float" office:value="0.02099609375" calcext:value-type="float">
            <text:p>0.02099609375</text:p>
          </table:table-cell>
          <table:table-cell office:value-type="float" office:value="0.1513671875" calcext:value-type="float">
            <text:p>0.1513671875</text:p>
          </table:table-cell>
          <table:table-cell table:style-name="ce3" office:value-type="float" office:value="0.00927734375" calcext:value-type="float">
            <text:p>0.00927734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-1" calcext:value-type="float">
            <text:p>-1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068359375" calcext:value-type="float">
            <text:p>0.00683593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67724609375" calcext:value-type="float">
            <text:p>0.67724609375</text:p>
          </table:table-cell>
          <table:table-cell table:style-name="ce3" office:value-type="float" office:value="0.0341796875" calcext:value-type="float">
            <text:p>0.0341796875</text:p>
          </table:table-cell>
          <table:table-cell office:value-type="float" office:value="-1" calcext:value-type="float">
            <text:p>-1</text:p>
          </table:table-cell>
          <table:table-cell office:value-type="float" office:value="0.26611328125" calcext:value-type="float">
            <text:p>0.2661132812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12939453125" calcext:value-type="float">
            <text:p>0.12939453125</text:p>
          </table:table-cell>
          <table:table-cell table:style-name="ce3" office:value-type="float" office:value="0.01220703125" calcext:value-type="float">
            <text:p>0.01220703125</text:p>
          </table:table-cell>
          <table:table-cell office:value-type="float" office:value="0.20361328125" calcext:value-type="float">
            <text:p>0.20361328125</text:p>
          </table:table-cell>
          <table:table-cell table:style-name="ce3" office:value-type="float" office:value="0.02099609375" calcext:value-type="float">
            <text:p>0.02099609375</text:p>
          </table:table-cell>
          <table:table-cell table:style-name="ce3" office:value-type="float" office:value="0.0068359375" calcext:value-type="float">
            <text:p>0.00683593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5:07:54.620771203</dc:date>
    <meta:editing-duration>PT3M27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